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33ff99"/>
    </style:style>
    <style:style style:name="ce2" style:family="table-cell" style:parent-style-name="Default">
      <style:text-properties fo:color="#009933" fo:font-weight="bold" style:font-weight-asian="bold" style:font-weight-complex="bold"/>
    </style:style>
    <style:style style:name="ce3" style:family="table-cell" style:parent-style-name="Default">
      <style:text-properties fo:color="#ffcc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009933" fo:font-weight="bold" style:font-weight-asian="bold" style:font-weight-complex="bold"/>
    </style:style>
    <style:style style:name="ce5" style:family="table-cell" style:parent-style-name="Default">
      <style:text-properties fo:color="#cccccc" fo:font-weight="bold" style:font-weight-asian="bold" style:font-weight-complex="bold"/>
    </style:style>
    <style:style style:name="ce6" style:family="table-cell" style:parent-style-name="Default">
      <style:text-properties fo:color="#00cc33" fo:font-weight="bold" style:font-weight-asian="bold" style:font-weight-complex="bold"/>
    </style:style>
    <style:style style:name="ce7" style:family="table-cell" style:parent-style-name="Default">
      <style:text-properties fo:color="#cccccc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color="#cccccc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00cc33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12" style:family="table-cell" style:parent-style-name="Default">
      <style:text-properties fo:color="#ffcc00"/>
    </style:style>
    <style:style style:name="ce13" style:family="table-cell" style:parent-style-name="Default">
      <style:text-properties fo:color="#009999" fo:font-weight="normal" style:font-weight-asian="normal" style:font-weight-complex="normal"/>
    </style:style>
    <style:style style:name="ce14" style:family="table-cell" style:parent-style-name="Default">
      <style:text-properties fo:color="#ffcc00" fo:font-weight="normal" style:font-weight-asian="normal" style:font-weight-complex="normal"/>
    </style:style>
    <style:style style:name="ce15" style:family="table-cell" style:parent-style-name="Default">
      <style:table-cell-properties fo:background-color="transparent"/>
      <style:text-properties fo:color="#00ff66" fo:font-weight="bold" style:font-weight-asian="bold" style:font-weight-complex="bold"/>
    </style:style>
    <style:style style:name="ce16" style:family="table-cell" style:parent-style-name="Default" style:data-style-name="N61">
      <style:text-properties fo:color="#009933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2" table:default-cell-style-name="ce9"/>
        <table:table-column table:style-name="co2" table:default-cell-style-name="ce7"/>
        <table:table-column table:style-name="co4" table:number-columns-repeated="2" table:default-cell-style-name="ce7"/>
        <table:table-column table:style-name="co2" table:default-cell-style-name="ce7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mX</text:p>
          </table:table-cell>
          <table:table-cell office:value-type="string" calcext:value-type="string">
            <text:p>lamY</text:p>
          </table:table-cell>
          <table:table-cell office:value-type="string" calcext:value-type="string">
            <text:p>cL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iter</text:p>
          </table:table-cell>
          <table:table-cell table:style-name="Default" office:value-type="string" calcext:value-type="string">
            <text:p>num sim</text:p>
          </table:table-cell>
          <table:table-cell table:style-name="Default" office:value-type="string" calcext:value-type="string">
            <text:p>iter per save</text:p>
          </table:table-cell>
          <table:table-cell table:style-name="Default" office:value-type="string" calcext:value-type="string">
            <text:p>snap</text:p>
          </table:table-cell>
          <table:table-cell table:style-name="Default" office:value-type="string" calcext:value-type="string">
            <text:p>nv end time</text:p>
          </table:table-cell>
          <table:table-cell table:style-name="Default" office:value-type="string" calcext:value-type="string">
            <text:p>log log v gradient</text:p>
          </table:table-cell>
          <table:table-cell table:style-name="Default" office:value-type="string" calcext:value-type="string">
            <text:p>norm st</text:p>
          </table:table-cell>
          <table:table-cell table:style-name="Default" office:value-type="string" calcext:value-type="string">
            <text:p>norm end</text:p>
          </table:table-cell>
          <table:table-cell office:value-type="string" calcext:value-type="string">
            <text:p>gL time</text:p>
          </table:table-cell>
          <table:table-cell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vor vs cL</text:p>
          </table:table-cell>
          <table:table-cell table:style-name="ce1" table:number-columns-repeated="15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3]/[.I3];1)" office:value-type="float" office:value="400" calcext:value-type="float">
            <text:p>400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-0.838776640858" calcext:value-type="float">
            <text:p>-0.838776640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4]/[.I4];1)" office:value-type="float" office:value="400" calcext:value-type="float">
            <text:p>400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float" office:value="-1.09954162722" calcext:value-type="float">
            <text:p>-1.099541627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5]/[.I5];1)" office:value-type="float" office:value="400" calcext:value-type="float">
            <text:p>400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-1.23672512492" calcext:value-type="float">
            <text:p>-1.236725124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6]/[.I6];1)" office:value-type="float" office:value="400" calcext:value-type="float">
            <text:p>400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-1.10200586412" calcext:value-type="float">
            <text:p>-1.102005864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" calcext:value-type="float">
            <text:p>0.7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7]/[.I7];1)" office:value-type="float" office:value="400" calcext:value-type="float">
            <text:p>400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-0.799473729851" calcext:value-type="float">
            <text:p>-0.799473729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8]/[.I8];1)" office:value-type="float" office:value="400" calcext:value-type="float">
            <text:p>400</text:p>
          </table:table-cell>
          <table:table-cell table:style-name="ce2" office:value-type="float" office:value="24.9" calcext:value-type="float">
            <text:p>24.9</text:p>
          </table:table-cell>
          <table:table-cell table:style-name="ce2" office:value-type="float" office:value="-0.447518700713" calcext:value-type="float">
            <text:p>-0.447518700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" calcext:value-type="float">
            <text:p>0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9]/[.I9];1)" office:value-type="float" office:value="400" calcext:value-type="float">
            <text:p>40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-0.199390589368" calcext:value-type="float">
            <text:p>-0.199390589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0]/[.I10];1)" office:value-type="float" office:value="400" calcext:value-type="float">
            <text:p>400</text:p>
          </table:table-cell>
          <table:table-cell table:style-name="ce2" office:value-type="float" office:value="142.05" calcext:value-type="float">
            <text:p>142.05</text:p>
          </table:table-cell>
          <table:table-cell table:style-name="ce2" office:value-type="float" office:value="-0.0367572187076" calcext:value-type="float">
            <text:p>-0.036757218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1]/[.I11];1)" office:value-type="float" office:value="400" calcext:value-type="float">
            <text:p>400</text:p>
          </table:table-cell>
          <table:table-cell table:style-name="ce2" office:value-type="float" office:value="211.3" calcext:value-type="float">
            <text:p>211.3</text:p>
          </table:table-cell>
          <table:table-cell table:style-name="ce2" office:value-type="float" office:value="-0.00210383826038" calcext:value-type="float">
            <text:p>-0.002103838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2]/[.I12];1)" office:value-type="float" office:value="400" calcext:value-type="float">
            <text:p>400</text:p>
          </table:table-cell>
          <table:table-cell table:style-name="ce2" office:value-type="float" office:value="264.7" calcext:value-type="float">
            <text:p>264.7</text:p>
          </table:table-cell>
          <table:table-cell table:style-name="ce2" office:value-type="float" office:value="-0.00606012622018" calcext:value-type="float">
            <text:p>-0.006060126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3]/[.I13];1)" office:value-type="float" office:value="400" calcext:value-type="float">
            <text:p>400</text:p>
          </table:table-cell>
          <table:table-cell table:style-name="ce2" office:value-type="float" office:value="312.15" calcext:value-type="float">
            <text:p>312.15</text:p>
          </table:table-cell>
          <table:table-cell table:style-name="ce2" office:value-type="float" office:value="0.00353999289461" calcext:value-type="float">
            <text:p>0.003539992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05" calcext:value-type="float">
            <text:p>1.0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4]/[.I14];1)" office:value-type="float" office:value="400" calcext:value-type="float">
            <text:p>400</text:p>
          </table:table-cell>
          <table:table-cell table:style-name="ce2" office:value-type="float" office:value="348.1" calcext:value-type="float">
            <text:p>348.1</text:p>
          </table:table-cell>
          <table:table-cell table:style-name="ce2" office:value-type="float" office:value="-0.00436840446189" calcext:value-type="float">
            <text:p>-0.004368404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5]/[.I15];1)" office:value-type="float" office:value="400" calcext:value-type="float">
            <text:p>400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0.000496802484698" calcext:value-type="float">
            <text:p>0.000496802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6]/[.I16];1)" office:value-type="float" office:value="400" calcext:value-type="float">
            <text:p>400</text:p>
          </table:table-cell>
          <table:table-cell table:style-name="ce2" office:value-type="float" office:value="437.55" calcext:value-type="float">
            <text:p>437.55</text:p>
          </table:table-cell>
          <table:table-cell table:style-name="ce2" office:value-type="float" office:value="-0.00185337934424" calcext:value-type="float">
            <text:p>-0.001853379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7]/[.I17];1)" office:value-type="float" office:value="400" calcext:value-type="float">
            <text:p>400</text:p>
          </table:table-cell>
          <table:table-cell table:style-name="ce2" office:value-type="float" office:value="505.3" calcext:value-type="float">
            <text:p>505.3</text:p>
          </table:table-cell>
          <table:table-cell table:style-name="ce2" office:value-type="float" office:value="0.00199284611041" calcext:value-type="float">
            <text:p>0.001992846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8]/[.I18];1)" office:value-type="float" office:value="400" calcext:value-type="float">
            <text:p>400</text:p>
          </table:table-cell>
          <table:table-cell table:style-name="ce2" office:value-type="float" office:value="545.9" calcext:value-type="float">
            <text:p>545.9</text:p>
          </table:table-cell>
          <table:table-cell table:style-name="ce2" office:value-type="float" office:value="0.0016634155908" calcext:value-type="float">
            <text:p>0.001663415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19]/[.I19];1)" office:value-type="float" office:value="400" calcext:value-type="float">
            <text:p>400</text:p>
          </table:table-cell>
          <table:table-cell table:style-name="ce2" office:value-type="float" office:value="575.9" calcext:value-type="float">
            <text:p>575.9</text:p>
          </table:table-cell>
          <table:table-cell table:style-name="ce16" office:value-type="float" office:value="0.0000912806049176" calcext:value-type="float">
            <text:p>9.13E-0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20]/[.I20];1)" office:value-type="float" office:value="400" calcext:value-type="float">
            <text:p>400</text:p>
          </table:table-cell>
          <table:table-cell table:style-name="ce2" office:value-type="float" office:value="614.45" calcext:value-type="float">
            <text:p>614.45</text:p>
          </table:table-cell>
          <table:table-cell table:style-name="ce2" office:value-type="float" office:value="0.00111282144237" calcext:value-type="float">
            <text:p>0.0011128214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21]/[.I21];1)" office:value-type="float" office:value="400" calcext:value-type="float">
            <text:p>400</text:p>
          </table:table-cell>
          <table:table-cell table:style-name="ce2" office:value-type="float" office:value="635.6" calcext:value-type="float">
            <text:p>635.6</text:p>
          </table:table-cell>
          <table:table-cell table:style-name="ce2" office:value-type="float" office:value="-0.000826793579822" calcext:value-type="float">
            <text:p>-0.000826793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22]/[.I22];1)" office:value-type="float" office:value="400" calcext:value-type="float">
            <text:p>400</text:p>
          </table:table-cell>
          <table:table-cell table:style-name="ce2" office:value-type="float" office:value="649.3" calcext:value-type="float">
            <text:p>649.3</text:p>
          </table:table-cell>
          <table:table-cell table:style-name="ce2" office:value-type="float" office:value="-0.00064745892388" calcext:value-type="float">
            <text:p>-0.0006474589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23]/[.I23];1)" office:value-type="float" office:value="400" calcext:value-type="float">
            <text:p>400</text:p>
          </table:table-cell>
          <table:table-cell table:style-name="ce2" office:value-type="float" office:value="646.5" calcext:value-type="float">
            <text:p>646.5</text:p>
          </table:table-cell>
          <table:table-cell table:style-name="ce2" office:value-type="float" office:value="0.00152568559412" calcext:value-type="float">
            <text:p>0.0015256856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24]/[.I24];1)" office:value-type="float" office:value="400" calcext:value-type="float">
            <text:p>400</text:p>
          </table:table-cell>
          <table:table-cell table:style-name="ce2" office:value-type="float" office:value="648.05" calcext:value-type="float">
            <text:p>648.05</text:p>
          </table:table-cell>
          <table:table-cell table:style-name="ce2" office:value-type="float" office:value="-0.0023301845349" calcext:value-type="float">
            <text:p>-0.0023301845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.01" calcext:value-type="float">
            <text:p>0.01</text:p>
          </table:table-cell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FLOOR([.G25]/[.I25];1)" office:value-type="float" office:value="400" calcext:value-type="float">
            <text:p>400</text:p>
          </table:table-cell>
          <table:table-cell table:style-name="ce2" office:value-type="float" office:value="647.45" calcext:value-type="float">
            <text:p>647.45</text:p>
          </table:table-cell>
          <table:table-cell table:style-name="ce2" office:value-type="float" office:value="0.00305947767817" calcext:value-type="float">
            <text:p>0.0030594777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>
            <text:p>yes</text:p>
          </table:table-cell>
          <table:table-cell table:style-name="ce17" office:value-type="string" calcext:value-type="string">
            <text:p>home 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3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inder linear eq</text:p>
          </table:table-cell>
          <table:table-cell table:number-columns-repeated="4"/>
          <table:table-cell table:style-name="Default" table:number-columns-repeated="4"/>
          <table:table-cell table:style-name="ce13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8]^2*120" office:value-type="float" office:value="7864320" calcext:value-type="float">
            <text:p>7864320</text:p>
          </table:table-cell>
          <table:table-cell table:style-name="ce3" office:value-type="float" office:value="200" calcext:value-type="float">
            <text:p>200</text:p>
          </table:table-cell>
          <table:table-cell table:style-name="ce12" office:value-type="float" office:value="12800" calcext:value-type="float">
            <text:p>12800</text:p>
          </table:table-cell>
          <table:table-cell table:style-name="ce14" table:formula="of:=FLOOR([.G28]/[.I28];1)" office:value-type="float" office:value="614" calcext:value-type="float">
            <text:p>614</text:p>
          </table:table-cell>
          <table:table-cell table:style-name="Default" table:number-columns-repeated="4"/>
          <table:table-cell/>
          <table:table-cell office:value-type="string" calcext:value-type="string">
            <text:p>LCN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9]^2*120" office:value-type="float" office:value="1966080" calcext:value-type="float">
            <text:p>1966080</text:p>
          </table:table-cell>
          <table:table-cell table:style-name="ce3" office:value-type="float" office:value="200" calcext:value-type="float">
            <text:p>200</text:p>
          </table:table-cell>
          <table:table-cell table:style-name="ce12" office:value-type="float" office:value="3200" calcext:value-type="float">
            <text:p>3200</text:p>
          </table:table-cell>
          <table:table-cell table:style-name="ce14" table:formula="of:=FLOOR([.G29]/[.I29];1)" office:value-type="float" office:value="614" calcext:value-type="float">
            <text:p>614</text:p>
          </table:table-cell>
          <table:table-cell table:style-name="Default" table:number-columns-repeated="4"/>
          <table:table-cell/>
          <table:table-cell office:value-type="string" calcext:value-type="string">
            <text:p>LCN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0]^2*120" office:value-type="float" office:value="491520" calcext:value-type="float">
            <text:p>4915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FLOOR([.G30]/[.I30];1)" office:value-type="float" office:value="1228" calcext:value-type="float">
            <text:p>12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06271085724" calcext:value-type="float">
            <text:p>-1.062710857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1]^2*120" office:value-type="float" office:value="276480" calcext:value-type="float">
            <text:p>27648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FLOOR([.G31]/[.I31];1)" office:value-type="float" office:value="921" calcext:value-type="float">
            <text:p>9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05188635515" calcext:value-type="float">
            <text:p>-1.0518863552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2]^2*120" office:value-type="float" office:value="122880" calcext:value-type="float">
            <text:p>122880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table:formula="of:=FLOOR([.G32]/[.I32];1)" office:value-type="float" office:value="614" calcext:value-type="float">
            <text:p>6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04425375877" calcext:value-type="float">
            <text:p>-1.044253758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3]^2*120" office:value-type="float" office:value="30720" calcext:value-type="float">
            <text:p>307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FLOOR([.G33]/[.I33];1)" office:value-type="float" office:value="307" calcext:value-type="float">
            <text:p>30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1.54538755731" calcext:value-type="float">
            <text:p>-1.5453875573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 table:number-columns-repeated="5"/>
          <table:table-cell table:style-name="Default" table:number-columns-repeated="4"/>
          <table:table-cell table:style-name="ce15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Dt=0.001</text:p>
          </table:table-cell>
          <table:table-cell table:number-columns-repeated="4"/>
          <table:table-cell table:style-name="Default" table:number-columns-repeated="4"/>
          <table:table-cell table:style-name="ce15"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228800" calcext:value-type="float">
            <text:p>12288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table:formula="of:=FLOOR([.G36]/[.I36];1)" office:value-type="float" office:value="614" calcext:value-type="float">
            <text:p>614</text:p>
          </table:table-cell>
          <table:table-cell table:style-name="ce4" table:number-columns-repeated="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table:number-columns-repeated="15"/>
        </table:table-row>
        <table:table-row table:style-name="ro1">
          <table:table-cell office:value-type="string" calcext:value-type="string">
            <text:p>Dt=0.0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formula="of:=122880/2" office:value-type="float" office:value="61440" calcext:value-type="float">
            <text:p>6144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formula="of:=FLOOR([.G38]/[.I38];1)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formula="of:=[.B39]^2*120/2" office:value-type="float" office:value="245760" calcext:value-type="float">
            <text:p>24576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table:formula="of:=FLOOR([.G39]/[.I39];1)" office:value-type="float" office:value="153" calcext:value-type="float">
            <text:p>1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me </text:p>
          </table:table-cell>
        </table:table-row>
        <table:table-row table:style-name="ro2">
          <table:table-cell table:number-columns-repeated="2"/>
          <table:table-cell table:style-name="ce4" table:number-columns-repeated="3"/>
          <table:table-cell table:style-name="Default" table:number-columns-repeated="4"/>
          <table:table-cell table:style-name="ce4"/>
          <table:table-cell table:style-name="Default" table:number-columns-repeated="4"/>
          <table:table-cell table:style-name="ce4" table:number-columns-repeated="2"/>
        </table:table-row>
        <table:table-row table:style-name="ro1">
          <table:table-cell office:value-type="string" calcext:value-type="string">
            <text:p>new binder linear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G41]/[.I41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45000" calcext:value-type="float">
            <text:p>45000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table:formula="of:=FLOOR([.G42]/[.I42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formula="of:=FLOOR([.G43]/[.I43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320000" calcext:value-type="float">
            <text:p>320000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FLOOR([.G44]/[.I44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128" calcext:value-type="float">
            <text:p>128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300" calcext:value-type="float">
            <text:p>300</text:p>
          </table:table-cell>
          <table:table-cell office:value-type="float" office:value="6400" calcext:value-type="float">
            <text:p>6400</text:p>
          </table:table-cell>
          <table:table-cell table:formula="of:=FLOOR([.G45]/[.I45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LCN</text:p>
          </table:table-cell>
        </table:table-row>
        <table:table-row table:style-name="ro1">
          <table:table-cell/>
          <table:table-cell table:style-name="ce6" table:number-columns-repeated="3"/>
          <table:table-cell table:style-name="ce10"/>
          <table:table-cell table:style-name="ce6" table:number-columns-repeated="4"/>
          <table:table-cell table:style-name="ce10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non linear binder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G47]/[.I47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45000" calcext:value-type="float">
            <text:p>45000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table:formula="of:=FLOOR([.G48]/[.I48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formula="of:=FLOOR([.G49]/[.I49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64" calcext:value-type="float">
            <text:p>64</text:p>
          </table:table-cell>
          <table:table-cell table:number-columns-repeated="2" table:style-name="ce5" office:value-type="float" office:value="0.2" calcext:value-type="float">
            <text:p>0.2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320000" calcext:value-type="float">
            <text:p>320000</text:p>
          </table:table-cell>
          <table:table-cell office:value-type="float" office:value="500" calcext:value-type="float">
            <text:p>500</text:p>
          </table:table-cell>
          <table:table-cell office:value-type="float" office:value="1600" calcext:value-type="float">
            <text:p>1600</text:p>
          </table:table-cell>
          <table:table-cell table:formula="of:=FLOOR([.G50]/[.I50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7" table:number-columns-repeated="3"/>
          <table:table-cell table:style-name="ce9"/>
          <table:table-cell/>
          <table:table-cell table:style-name="ce7" table:number-columns-repeated="3"/>
          <table:table-cell table:number-columns-repeated="5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-0.2" calcext:value-type="float">
            <text:p>-0.2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FLOOR([.G52]/[.I52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G53]/[.I53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FLOOR([.G54]/[.I54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G55]/[.I55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FLOOR([.G56]/[.I56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20000" calcext:value-type="float">
            <text:p>200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FLOOR([.G57]/[.I57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table:number-columns-repeated="4"/>
          <table:table-cell table:number-columns-repeated="9"/>
          <table:table-cell table:style-name="ce7" table:number-columns-repeated="2"/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45000" calcext:value-type="float">
            <text:p>45000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table:formula="of:=FLOOR([.G59]/[.I59];1)" office:value-type="float" office:value="200" calcext:value-type="float">
            <text:p>200</text:p>
          </table:table-cell>
          <table:table-cell table:number-columns-repeated="4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45000" calcext:value-type="float">
            <text:p>45000</text:p>
          </table:table-cell>
          <table:table-cell office:value-type="float" office:value="500" calcext:value-type="float">
            <text:p>500</text:p>
          </table:table-cell>
          <table:table-cell office:value-type="float" office:value="225" calcext:value-type="float">
            <text:p>225</text:p>
          </table:table-cell>
          <table:table-cell table:formula="of:=FLOOR([.G60]/[.I60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80000" calcext:value-type="float">
            <text:p>80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FLOOR([.G61]/[.I61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160000" calcext:value-type="float">
            <text:p>160000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table:formula="of:=FLOOR([.G62]/[.I62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table:number-columns-repeated="4"/>
          <table:table-cell table:number-columns-repeated="9"/>
          <table:table-cell table:style-name="ce9" table:number-columns-repeated="2"/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80000" calcext:value-type="float">
            <text:p>80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FLOOR([.G64]/[.I64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80000" calcext:value-type="float">
            <text:p>80000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formula="of:=FLOOR([.G65]/[.I65];1)" office:value-type="float" office:value="200" calcext:value-type="float">
            <text:p>200</text:p>
          </table:table-cell>
          <table:table-cell table:number-columns-repeated="4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home </text:p>
          </table:table-cell>
        </table:table-row>
        <table:table-row table:style-name="ro1">
          <table:table-cell/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0.4" calcext:value-type="float">
            <text:p>0.4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80000" calcext:value-type="float">
            <text:p>800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table:formula="of:=FLOOR([.G66]/[.I66];1)" office:value-type="float" office:value="200" calcext:value-type="float">
            <text:p>200</text:p>
          </table:table-cell>
          <table:table-cell table:number-columns-repeated="4"/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home </text:p>
          </table:table-cell>
        </table:table-row>
        <table:table-row table:style-name="ro1">
          <table:table-cell/>
          <table:table-cell table:style-name="ce7" table:number-columns-repeated="8"/>
          <table:table-cell table:number-columns-repeated="5"/>
          <table:table-cell table:style-name="ce7" table:number-columns-repeated="2"/>
        </table:table-row>
        <table:table-row table:style-name="ro1">
          <table:table-cell/>
          <table:table-cell table:style-name="ce7" office:value-type="float" office:value="64" calcext:value-type="float">
            <text:p>64</text:p>
          </table:table-cell>
          <table:table-cell table:number-columns-repeated="2" table:style-name="ce5" office:value-type="float" office:value="0.6" calcext:value-type="float">
            <text:p>0.6</text:p>
          </table:table-cell>
          <table:table-cell table:style-name="ce5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" calcext:value-type="float">
            <text:p>300</text:p>
          </table:table-cell>
          <table:table-cell office:value-type="float" office:value="1600" calcext:value-type="float">
            <text:p>1600</text:p>
          </table:table-cell>
          <table:table-cell table:formula="of:=FLOOR([.G68]/[.I68];1)" office:value-type="float" office:value="200" calcext:value-type="float">
            <text:p>200</text:p>
          </table:table-cell>
          <table:table-cell table:number-columns-repeated="4"/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home </text:p>
          </table:table-cell>
        </table:table-row>
        <table:table-row table:style-name="ro1">
          <table:table-cell/>
          <table:table-cell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0.4" calcext:value-type="float">
            <text:p>0.4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320000" calcext:value-type="float">
            <text:p>3200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7"/>
          <table:table-cell table:style-name="ce7" office:value-type="string" calcext:value-type="string">
            <text:p>home </text:p>
          </table:table-cell>
        </table:table-row>
        <table:table-row table:style-name="ro1">
          <table:table-cell/>
          <table:table-cell table:style-name="ce7" office:value-type="float" office:value="64" calcext:value-type="float">
            <text:p>64</text:p>
          </table:table-cell>
          <table:table-cell table:number-columns-repeated="2" table:style-name="ce7" office:value-type="float" office:value="0.4" calcext:value-type="float">
            <text:p>0.4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320000" calcext:value-type="float">
            <text:p>320000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table:style-name="ce7" table:number-columns-repeated="9"/>
          <table:table-cell table:number-columns-repeated="4"/>
          <table:table-cell table:style-name="ce7" table:number-columns-repeated="2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0.6" calcext:value-type="float">
            <text:p>0.6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280000" calcext:value-type="float">
            <text:p>12800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4"/>
          <table:table-cell table:style-name="ce7"/>
          <table:table-cell table:style-name="ce7" office:value-type="string" calcext:value-type="string">
            <text:p>LCN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number-columns-repeated="2" table:style-name="ce7" office:value-type="float" office:value="0.4" calcext:value-type="float">
            <text:p>0.4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280000" calcext:value-type="float">
            <text:p>1280000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6400" calcext:value-type="float">
            <text:p>6400</text:p>
          </table:table-cell>
          <table:table-cell table:style-name="ce7" office:value-type="float" office:value="200" calcext:value-type="float">
            <text:p>200</text:p>
          </table:table-cell>
          <table:table-cell table:number-columns-repeated="4"/>
          <table:table-cell table:style-name="ce7"/>
          <table:table-cell table:style-name="ce7" office:value-type="string" calcext:value-type="string">
            <text:p>LCN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linear</text:p>
          </table:table-cell>
          <table:table-cell table:style-name="ce6" office:value-type="float" office:value="16" calcext:value-type="float">
            <text:p>16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20000" calcext:value-type="float">
            <text:p>20000</text:p>
          </table:table-cell>
          <table:table-cell table:style-name="ce6" office:value-type="float" office:value="4000" calcext:value-type="float">
            <text:p>4000</text:p>
          </table:table-cell>
          <table:table-cell table:style-name="ce6" office:value-type="float" office:value="100" calcext:value-type="float">
            <text:p>100</text:p>
          </table:table-cell>
          <table:table-cell table:style-name="ce10" table:formula="of:=FLOOR([.G75]/[.I75];1)" office:value-type="float" office:value="200" calcext:value-type="float">
            <text:p>200</text:p>
          </table:table-cell>
          <table:table-cell table:style-name="ce6" office:value-type="float" office:value="0.003" calcext:value-type="float">
            <text:p>0.003</text:p>
          </table:table-cell>
          <table:table-cell table:style-name="ce6" office:value-type="float" office:value="-1.34" calcext:value-type="float">
            <text:p>-1.34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45000" calcext:value-type="float">
            <text:p>45000</text:p>
          </table:table-cell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25" calcext:value-type="float">
            <text:p>225</text:p>
          </table:table-cell>
          <table:table-cell table:style-name="ce10" table:formula="of:=FLOOR([.G76]/[.I76];1)" office:value-type="float" office:value="200" calcext:value-type="float">
            <text:p>200</text:p>
          </table:table-cell>
          <table:table-cell table:style-name="ce6" office:value-type="float" office:value="0.008" calcext:value-type="float">
            <text:p>0.008</text:p>
          </table:table-cell>
          <table:table-cell table:style-name="ce6" office:value-type="float" office:value="-1.09" calcext:value-type="float">
            <text:p>-1.09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2.5" calcext:value-type="float">
            <text:p>2.5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6" office:value-type="float" office:value="32" calcext:value-type="float">
            <text:p>3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80000" calcext:value-type="float">
            <text:p>80000</text:p>
          </table:table-cell>
          <table:table-cell table:style-name="ce6" office:value-type="float" office:value="700" calcext:value-type="float">
            <text:p>700</text:p>
          </table:table-cell>
          <table:table-cell table:style-name="ce6" office:value-type="float" office:value="400" calcext:value-type="float">
            <text:p>400</text:p>
          </table:table-cell>
          <table:table-cell table:style-name="ce10" table:formula="of:=FLOOR([.G77]/[.I77];1)" office:value-type="float" office:value="200" calcext:value-type="float">
            <text:p>200</text:p>
          </table:table-cell>
          <table:table-cell table:style-name="ce6" office:value-type="float" office:value="0.019" calcext:value-type="float">
            <text:p>0.019</text:p>
          </table:table-cell>
          <table:table-cell table:style-name="ce6" office:value-type="float" office:value="-1.06" calcext:value-type="float">
            <text:p>-1.06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6" office:value-type="float" office:value="48" calcext:value-type="float">
            <text:p>48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180000" calcext:value-type="float">
            <text:p>180000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900" calcext:value-type="float">
            <text:p>900</text:p>
          </table:table-cell>
          <table:table-cell table:style-name="ce10" table:formula="of:=FLOOR([.G78]/[.I78];1)" office:value-type="float" office:value="200" calcext:value-type="float">
            <text:p>200</text:p>
          </table:table-cell>
          <table:table-cell table:style-name="ce6" office:value-type="float" office:value="0.012" calcext:value-type="float">
            <text:p>0.012</text:p>
          </table:table-cell>
          <table:table-cell table:style-name="ce6" office:value-type="float" office:value="-1.02" calcext:value-type="float">
            <text:p>-1.02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3.5" calcext:value-type="float">
            <text:p>3.5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6" office:value-type="float" office:value="64" calcext:value-type="float">
            <text:p>6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2" calcext:value-type="float">
            <text:p>0.2</text:p>
          </table:table-cell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320000" calcext:value-type="float">
            <text:p>320000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1600" calcext:value-type="float">
            <text:p>1600</text:p>
          </table:table-cell>
          <table:table-cell table:style-name="ce10" table:formula="of:=FLOOR([.G79]/[.I79];1)" office:value-type="float" office:value="200" calcext:value-type="float">
            <text:p>200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-1.02" calcext:value-type="float">
            <text:p>-1.02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yes</text:p>
          </table:table-cell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8" office:value-type="float" office:value="128" calcext:value-type="float">
            <text:p>12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0.2" calcext:value-type="float">
            <text:p>0.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280000" calcext:value-type="float">
            <text:p>12800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6400" calcext:value-type="float">
            <text:p>6400</text:p>
          </table:table-cell>
          <table:table-cell table:style-name="ce11" table:formula="of:=FLOOR([.G80]/[.I80];1)" office:value-type="float" office:value="200" calcext:value-type="float">
            <text:p>200</text:p>
          </table:table-cell>
          <table:table-cell table:style-name="ce8" table:number-columns-repeated="4"/>
          <table:table-cell table:style-name="ce11"/>
          <table:table-cell table:style-name="ce11" office:value-type="string" calcext:value-type="string">
            <text:p>LCN</text:p>
          </table:table-cell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non linear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4000" calcext:value-type="float">
            <text:p>4000</text:p>
          </table:table-cell>
          <table:table-cell table:style-name="ce8" office:value-type="float" office:value="100" calcext:value-type="float">
            <text:p>100</text:p>
          </table:table-cell>
          <table:table-cell table:style-name="ce11" table:formula="of:=FLOOR([.G82]/[.I82];1)" office:value-type="float" office:value="200" calcext:value-type="float">
            <text:p>200</text:p>
          </table:table-cell>
          <table:table-cell table:style-name="ce6" table:number-columns-repeated="4"/>
          <table:table-cell table:style-name="ce10"/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8" office:value-type="float" office:value="24" calcext:value-type="float">
            <text:p>24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45000" calcext:value-type="float">
            <text:p>450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225" calcext:value-type="float">
            <text:p>225</text:p>
          </table:table-cell>
          <table:table-cell table:style-name="ce11" table:formula="of:=FLOOR([.G83]/[.I83];1)" office:value-type="float" office:value="200" calcext:value-type="float">
            <text:p>200</text:p>
          </table:table-cell>
          <table:table-cell table:style-name="ce6" table:number-columns-repeated="4"/>
          <table:table-cell table:style-name="ce10"/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8" office:value-type="float" office:value="32" calcext:value-type="float">
            <text:p>32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80000" calcext:value-type="float">
            <text:p>80000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400" calcext:value-type="float">
            <text:p>400</text:p>
          </table:table-cell>
          <table:table-cell table:style-name="ce11" table:formula="of:=FLOOR([.G84]/[.I84];1)" office:value-type="float" office:value="200" calcext:value-type="float">
            <text:p>200</text:p>
          </table:table-cell>
          <table:table-cell table:style-name="ce6" table:number-columns-repeated="4"/>
          <table:table-cell table:style-name="ce10"/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8" office:value-type="float" office:value="48" calcext:value-type="float">
            <text:p>48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900" calcext:value-type="float">
            <text:p>900</text:p>
          </table:table-cell>
          <table:table-cell table:style-name="ce11" table:formula="of:=FLOOR([.G85]/[.I85];1)" office:value-type="float" office:value="200" calcext:value-type="float">
            <text:p>200</text:p>
          </table:table-cell>
          <table:table-cell table:style-name="ce6" table:number-columns-repeated="4"/>
          <table:table-cell table:style-name="ce10"/>
          <table:table-cell table:style-name="ce10" office:value-type="string" calcext:value-type="string">
            <text:p>home </text:p>
          </table:table-cell>
        </table:table-row>
        <table:table-row table:style-name="ro1">
          <table:table-cell/>
          <table:table-cell table:style-name="ce8" office:value-type="float" office:value="64" calcext:value-type="float">
            <text:p>64</text:p>
          </table:table-cell>
          <table:table-cell table:number-columns-repeated="3" table:style-name="ce11" office:value-type="float" office:value="0.2" calcext:value-type="float">
            <text:p>0.2</text:p>
          </table:table-cell>
          <table:table-cell table:style-name="ce8" office:value-type="float" office:value="0.01" calcext:value-type="float">
            <text:p>0.01</text:p>
          </table:table-cell>
          <table:table-cell table:style-name="ce8" office:value-type="float" office:value="320000" calcext:value-type="float">
            <text:p>3200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1600" calcext:value-type="float">
            <text:p>1600</text:p>
          </table:table-cell>
          <table:table-cell table:style-name="ce11" table:formula="of:=FLOOR([.G86]/[.I86];1)" office:value-type="float" office:value="200" calcext:value-type="float">
            <text:p>200</text:p>
          </table:table-cell>
          <table:table-cell table:style-name="ce6" table:number-columns-repeated="4"/>
          <table:table-cell table:style-name="ce10"/>
          <table:table-cell table:style-name="ce10" office:value-type="string" calcext:value-type="string">
            <text:p>home </text:p>
          </table:table-cell>
        </table:table-row>
        <table:table-row table:style-name="ro1" table:number-rows-repeated="7">
          <table:table-cell table:number-columns-repeated="5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asks: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0) Verify data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) Run simulations for N=256,128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) get file for nv versus time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3) What is the slope <text:s/>log(nv) vs log( t/log(t))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5"/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4) What happens if we add more realizations?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) ssh <text:a xlink:href="mailto:zcaptme@socrates.ucl.ac.uk" xlink:type="simple">zcaptme@socrates.ucl.ac.uk</text:a></text:p>
          </table:table-cell>
          <table:table-cell table:style-name="Default" table:number-columns-repeated="9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) ssh <text:a xlink:href="mailto:tmellor@scorpius.phys.ucl.ac.uk" xlink:type="simple">tmellor@scorpius.phys.ucl.ac.uk</text:a></text:p>
          </table:table-cell>
          <table:table-cell table:style-name="Default" table:number-columns-repeated="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1:37:24.549464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ellor</meta:initial-creator>
    <meta:creation-date>2017-11-30T16:19:36.501466965</meta:creation-date>
    <dc:date>2018-01-15T14:03:25.356322791</dc:date>
    <meta:editing-duration>PT5H18M52S</meta:editing-duration>
    <meta:editing-cycles>19</meta:editing-cycles>
    <meta:generator>LibreOffice/5.1.6.2$Linux_X86_64 LibreOffice_project/10m0$Build-2</meta:generator>
    <meta:document-statistic meta:table-count="1" meta:cell-count="919" meta:object-count="0"/>
  </office:meta>
</office:document-meta>
</file>